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PropertyHandl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PropertyHandler.setValue(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PropertyHandler.to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Accessor.getLocalPropertyHandler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PropertyHandler.nested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Accessor.newNestedPropertyAccessor( Object object , String nes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PropertyHandler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FieldAccessor.createNotWritablePropertyException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FieldAccessor.DirectFieldAccess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PropertyHandler.FieldPropertyHandler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FieldAccessor.DirectFieldAccessor( Object object , String nestedPath , DirectFieldAccess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